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17.608cm" fo:min-width="9.108cm" fo:padding-top="0cm" fo:padding-bottom="0.1cm" fo:padding-left="0.3cm" fo:padding-right="0.3cm"/>
    </style:style>
    <style:style style:name="gr2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17.608cm" fo:min-width="19.108cm" fo:padding-top="0cm" fo:padding-bottom="0.1cm" fo:padding-left="0.3cm" fo:padding-right="0.3cm"/>
    </style:style>
    <style:style style:name="gr3" style:family="graphic" style:parent-style-name="standard">
      <style:graphic-properties svg:stroke-width="0.05cm" svg:stroke-color="#000000" draw:marker-start-width="0.355cm" draw:marker-end-width="0.355cm" draw:fill="solid" draw:fill-color="#b3b3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3465a4" draw:fill="solid" draw:fill-color="#e6e6e6" draw:textarea-horizontal-align="justify" draw:textarea-vertical-align="middle" draw:auto-grow-height="false" fo:min-height="0.458cm" fo:min-width="0.208cm"/>
    </style:style>
    <style:style style:name="gr5" style:family="graphic" style:parent-style-name="standard">
      <style:graphic-properties svg:stroke-width="0.05cm" svg:stroke-color="#000000" draw:marker-start-width="0.355cm" draw:marker-end-width="0.355cm" draw:fill="solid" draw:fill-color="#b3ffb3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355cm" draw:marker-end-width="0.355cm" draw:fill="solid" draw:fill-color="#ffffb3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cm" svg:stroke-color="#000000" draw:marker-start-width="0.35cm" draw:marker-end="Arrow" draw:marker-end-width="0.3cm" svg:stroke-linecap="round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05cm" svg:stroke-color="#000000" draw:marker-start-width="0.205cm" draw:marker-end="Arrow" draw:marker-end-width="0.255cm" draw:stroke-linejoin="none" svg:stroke-linecap="butt" draw:fill="solid" draw:fill-color="#ffffff" draw:textarea-horizontal-align="justify" draw:textarea-vertical-align="middle" draw:auto-grow-height="false" fo:min-height="0.266cm" fo:min-width="0.158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left" draw:textarea-vertical-align="middle" draw:auto-grow-height="false" fo:min-height="0.3cm" fo:min-width="2.35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right" draw:textarea-vertical-align="middle" draw:auto-grow-height="false" fo:min-height="0.3cm" fo:min-width="2.351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right" draw:textarea-vertical-align="middle" draw:auto-grow-height="false" fo:min-height="0.3cm" fo:min-width="2.35cm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left" draw:textarea-vertical-align="middle" draw:auto-grow-height="false" fo:min-height="0.3cm" fo:min-width="2.351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cm" svg:stroke-color="#000000" draw:marker-start-width="0.205cm" draw:marker-end="Arrow" draw:marker-end-width="0.255cm" svg:stroke-linecap="round" draw:fill="solid" draw:fill-color="#e6e6e6" draw:textarea-horizontal-align="center" draw:textarea-vertical-align="middle" draw:auto-grow-height="false" fo:min-height="0.5cm" fo:min-width="8.45cm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1cm" svg:stroke-color="#000000" draw:marker-start-width="0.5cm" draw:marker-end="Arrow" draw:marker-end-width="0.3cm" svg:stroke-linecap="round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justify" draw:textarea-vertical-align="middle" draw:auto-grow-height="false" fo:min-height="0.3cm" fo:min-width="0.65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6e6e6"/>
      <style:paragraph-properties fo:text-align="center"/>
      <style:text-properties style:font-name="Liberation Mono" fo:font-size="18pt" style:font-size-asian="18pt" style:font-size-complex="18pt"/>
    </style:style>
    <style:style style:name="P3" style:family="paragraph">
      <loext:graphic-properties draw:fill="solid" draw:fill-color="#b3b3ff"/>
      <style:paragraph-properties fo:text-align="center"/>
    </style:style>
    <style:style style:name="P4" style:family="paragraph">
      <loext:graphic-properties draw:fill="solid" draw:fill-color="#e6e6e6"/>
      <style:paragraph-properties fo:text-align="center"/>
    </style:style>
    <style:style style:name="P5" style:family="paragraph">
      <loext:graphic-properties draw:fill="solid" draw:fill-color="#b3ffb3"/>
      <style:paragraph-properties fo:text-align="center"/>
    </style:style>
    <style:style style:name="P6" style:family="paragraph">
      <loext:graphic-properties draw:fill="solid" draw:fill-color="#ffffb3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  <style:text-properties fo:color="#191980" fo:font-size="18pt" fo:font-weight="bold" style:font-size-asian="18pt" style:font-size-complex="18pt"/>
    </style:style>
    <style:style style:name="P10" style:family="paragraph">
      <loext:graphic-properties draw:fill="solid" draw:fill-color="#ffffff"/>
      <style:paragraph-properties fo:text-align="center"/>
      <style:text-properties fo:color="#801919" fo:font-size="18pt" fo:font-weight="bold" style:font-size-asian="18pt" style:font-size-complex="18pt"/>
    </style:style>
    <style:style style:name="P11" style:family="paragraph">
      <loext:graphic-properties draw:fill="solid" draw:fill-color="#ffffff"/>
      <style:paragraph-properties fo:text-align="center"/>
      <style:text-properties fo:color="#0f4d0f" fo:font-size="18pt" fo:font-weight="bold" style:font-size-asian="18pt" style:font-size-complex="18pt"/>
    </style:style>
    <style:style style:name="T1" style:family="text">
      <style:text-properties fo:color="#808080" style:font-name="Liberation Sans1" fo:font-size="36pt" fo:font-weight="bold" style:font-size-asian="18pt" style:font-size-complex="18pt"/>
    </style:style>
    <style:style style:name="T2" style:family="text">
      <style:text-properties fo:color="#808080" style:font-name="Liberation Sans1" fo:font-size="40pt" fo:font-weight="bold" style:font-size-asian="18pt" style:font-size-complex="18pt"/>
    </style:style>
    <style:style style:name="T3" style:family="text">
      <style:text-properties fo:color="#191980" fo:font-size="18pt" fo:font-weight="bold" style:font-size-asian="18pt" style:font-size-complex="18pt"/>
    </style:style>
    <style:style style:name="T4" style:family="text">
      <style:text-properties fo:color="#801919" fo:font-size="18pt" fo:font-weight="bold" style:font-size-asian="18pt" style:font-size-complex="18pt"/>
    </style:style>
    <style:style style:name="T5" style:family="text">
      <style:text-properties fo:color="#0f4d0f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0cm" svg:height="18cm" svg:x="0.05cm" svg:y="0.05cm">
            <text:p text:style-name="P1"><text:span text:style-name="T1">Pro</text:span><text:span text:style-name="T1">per</text:span><text:span text:style-name="T1">tie</text:span><text:span text:style-name="T1">s</text:span></text:p>
            <text:p text:style-name="P1"><text:span text:style-name="T2"/></text:p>
            <draw:enhanced-geometry svg:viewBox="0 0 21600 21600" draw:path-stretchpoint-x="10800" draw:path-stretchpoint-y="10800" draw:text-areas="?f3 ?f4 ?f5 ?f6" draw:type="round-rectangle" draw:modifiers="1079.892010798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20cm" svg:height="18cm" svg:x="10.55cm" svg:y="0.05cm">
            <text:p text:style-name="P1"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 </text:span><text:span text:style-name="T1">F</text:span><text:span text:style-name="T1">l</text:span><text:span text:style-name="T1">o</text:span><text:span text:style-name="T1">w</text:span><text:span text:style-name="T1"> </text:span><text:span text:style-name="T1">G</text:span><text:span text:style-name="T1">r</text:span><text:span text:style-name="T1">a</text:span><text:span text:style-name="T1">p</text:span><text:span text:style-name="T1">h</text:span></text:p>
            <text:p text:style-name="P1"><text:span text:style-name="T2"/></text:p>
            <draw:enhanced-geometry svg:viewBox="0 0 21600 21600" draw:path-stretchpoint-x="10800" draw:path-stretchpoint-y="10800" draw:text-areas="?f3 ?f4 ?f5 ?f6" draw:type="round-rectangle" draw:modifiers="599.9666685184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20cm" svg:height="18cm" svg:x="31.05cm" svg:y="0.05cm">
            <text:p text:style-name="P1"><text:span text:style-name="T1">D</text:span><text:span text:style-name="T1">a</text:span><text:span text:style-name="T1">t</text:span><text:span text:style-name="T1">a</text:span><text:span text:style-name="T1"> </text:span><text:span text:style-name="T1">F</text:span><text:span text:style-name="T1">l</text:span><text:span text:style-name="T1">o</text:span><text:span text:style-name="T1">w</text:span><text:span text:style-name="T1"> </text:span><text:span text:style-name="T1">G</text:span><text:span text:style-name="T1">r</text:span><text:span text:style-name="T1">a</text:span><text:span text:style-name="T1">p</text:span><text:span text:style-name="T1">h</text:span></text:p>
            <text:p text:style-name="P1"><text:span text:style-name="T2"/></text:p>
            <draw:enhanced-geometry svg:viewBox="0 0 21600 21600" draw:path-stretchpoint-x="10800" draw:path-stretchpoint-y="10800" draw:text-areas="?f3 ?f4 ?f5 ?f6" draw:type="round-rectangle" draw:modifiers="599.96666851841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1.4cm" svg:height="1.4cm" svg:x="20.85cm" svg:y="6.35cm">
            <text:p text:style-name="P1">2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" draw:text-style-name="P4" xml:id="id2" draw:id="id2" draw:layer="layout" svg:width="1cm" svg:height="1cm" svg:x="22.7cm" svg:y="4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24.85cm" svg:y="6.35cm">
            <text:p text:style-name="P1">5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draw:layer="layout" svg:width="1.4cm" svg:height="1.4cm" svg:x="10.85cm" svg:y="16.35cm">
            <text:p text:style-name="P1">7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draw:layer="layout" svg:width="1.4cm" svg:height="1.4cm" svg:x="28.85cm" svg:y="14.35cm">
            <text:p text:style-name="P1">9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draw:layer="layout" svg:width="1.4cm" svg:height="1.4cm" svg:x="26.85cm" svg:y="8.35cm">
            <text:p text:style-name="P1">11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draw:layer="layout" svg:width="1.4cm" svg:height="1.4cm" svg:x="28.85cm" svg:y="2.35cm">
            <text:p text:style-name="P1">12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draw:layer="layout" svg:width="1.4cm" svg:height="1.4cm" svg:x="12.85cm" svg:y="6.35cm">
            <text:p text:style-name="P1">14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xml:id="id1" draw:id="id1" draw:layer="layout" svg:width="1.4cm" svg:height="1.4cm" svg:x="14.85cm" svg:y="12.35cm">
            <text:p text:style-name="P1">16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" draw:text-style-name="P5" draw:layer="layout" svg:width="1.4cm" svg:height="1.4cm" svg:x="20.85cm" svg:y="14.35cm">
            <text:p text:style-name="P1">18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" draw:text-style-name="P5" draw:layer="layout" svg:width="1.4cm" svg:height="1.4cm" svg:x="18.85cm" svg:y="8.35cm">
            <text:p text:style-name="P1">17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6" draw:layer="layout" svg:width="1.4cm" svg:height="1.4cm" svg:x="24.75cm" svg:y="14.35cm">
            <text:p text:style-name="P1">20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6" draw:layer="layout" svg:width="1.4cm" svg:height="1.4cm" svg:x="22.85cm" svg:y="12.35cm">
            <text:p text:style-name="P1">21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6" draw:layer="layout" svg:width="1.4cm" svg:height="1.4cm" svg:x="16.85cm" svg:y="6.35cm">
            <text:p text:style-name="P1">22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" draw:text-style-name="P5" draw:layer="layout" svg:width="1.4cm" svg:height="1.4cm" svg:x="14.85cm" svg:y="4.35cm">
            <text:p text:style-name="P1">19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draw:layer="layout" svg:width="1.4cm" svg:height="1.4cm" svg:x="41.35cm" svg:y="6.35cm">
            <text:p text:style-name="P1">2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draw:layer="layout" svg:width="1.4cm" svg:height="1.4cm" svg:x="41.35cm" svg:y="10.35cm">
            <text:p text:style-name="P1">3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draw:layer="layout" svg:width="1.4cm" svg:height="1.4cm" svg:x="45.35cm" svg:y="6.35cm">
            <text:p text:style-name="P1">5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draw:layer="layout" svg:width="1.4cm" svg:height="1.4cm" svg:x="49.35cm" svg:y="14.35cm">
            <text:p text:style-name="P1">9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draw:layer="layout" svg:width="1.4cm" svg:height="1.4cm" svg:x="47.35cm" svg:y="8.35cm">
            <text:p text:style-name="P1">11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draw:layer="layout" svg:width="1.4cm" svg:height="1.4cm" svg:x="35.35cm" svg:y="12.35cm">
            <text:p text:style-name="P1">16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" draw:text-style-name="P5" draw:layer="layout" svg:width="1.4cm" svg:height="1.4cm" svg:x="39.35cm" svg:y="8.35cm">
            <text:p text:style-name="P1">17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6" draw:layer="layout" svg:width="1.4cm" svg:height="1.4cm" svg:x="37.35cm" svg:y="6.35cm">
            <text:p text:style-name="P1">22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7" draw:layer="layout" svg:x1="32.4cm" svg:y1="3.4cm" svg:x2="32.4cm" svg:y2="16.7cm">
            <text:p/>
          </draw:line>
          <draw:line draw:style-name="gr7" draw:text-style-name="P7" draw:layer="layout" svg:x1="31.7cm" svg:y1="16.7cm" svg:x2="31.7cm" svg:y2="3.4cm">
            <text:p/>
          </draw:line>
          <draw:line draw:style-name="gr7" draw:text-style-name="P7" draw:layer="layout" svg:x1="49.7cm" svg:y1="2.7cm" svg:x2="32.4cm" svg:y2="2.7cm">
            <text:p/>
          </draw:line>
          <draw:line draw:style-name="gr7" draw:text-style-name="P7" draw:layer="layout" svg:x1="32.75cm" svg:y1="3.05cm" svg:x2="44.05cm" svg:y2="4.35cm">
            <text:p/>
          </draw:line>
          <draw:line draw:style-name="gr7" draw:text-style-name="P7" draw:layer="layout" svg:x1="41.7cm" svg:y1="15.4cm" svg:x2="32.75cm" svg:y2="17.05cm">
            <text:p/>
          </draw:line>
          <draw:line draw:style-name="gr7" draw:text-style-name="P7" draw:layer="layout" svg:x1="42.4cm" svg:y1="14.7cm" svg:x2="44.05cm" svg:y2="5.75cm">
            <text:p/>
          </draw:line>
          <draw:line draw:style-name="gr7" draw:text-style-name="P7" draw:layer="layout" svg:x1="44.4cm" svg:y1="5.4cm" svg:x2="45.7cm" svg:y2="6.7cm">
            <text:p/>
          </draw:line>
          <draw:line draw:style-name="gr7" draw:text-style-name="P7" draw:layer="layout" svg:x1="48.4cm" svg:y1="16.7cm" svg:x2="49.7cm" svg:y2="15.4cm">
            <text:p/>
          </draw:line>
          <draw:line draw:style-name="gr7" draw:text-style-name="P7" draw:layer="layout" svg:x1="46.4cm" svg:y1="15.4cm" svg:x2="47.7cm" svg:y2="16.7cm">
            <text:p/>
          </draw:line>
          <draw:line draw:style-name="gr7" draw:text-style-name="P7" draw:layer="layout" svg:x1="48.4cm" svg:y1="8.7cm" svg:x2="49.7cm" svg:y2="3.4cm">
            <text:p/>
          </draw:line>
          <draw:line draw:style-name="gr7" draw:text-style-name="P7" draw:layer="layout" svg:x1="50.05cm" svg:y1="14.35cm" svg:x2="50.05cm" svg:y2="3.75cm">
            <text:p/>
          </draw:line>
          <draw:line draw:style-name="gr7" draw:text-style-name="P7" draw:layer="layout" svg:x1="46.4cm" svg:y1="10.7cm" svg:x2="47.7cm" svg:y2="9.4cm">
            <text:p/>
          </draw:line>
          <draw:line draw:style-name="gr7" draw:text-style-name="P7" draw:layer="layout" svg:x1="44.4cm" svg:y1="12.7cm" svg:x2="45.7cm" svg:y2="11.4cm">
            <text:p/>
          </draw:line>
          <draw:line draw:style-name="gr7" draw:text-style-name="P7" draw:layer="layout" svg:x1="40.75cm" svg:y1="13.05cm" svg:x2="47.35cm" svg:y2="17.05cm">
            <text:p/>
          </draw:line>
          <draw:line draw:style-name="gr7" draw:text-style-name="P7" draw:layer="layout" svg:x1="40.4cm" svg:y1="12.7cm" svg:x2="45.35cm" svg:y2="11.05cm">
            <text:p/>
          </draw:line>
          <draw:line draw:style-name="gr7" draw:text-style-name="P7" draw:layer="layout" svg:x1="40.05cm" svg:y1="8.35cm" svg:x2="40.05cm" svg:y2="5.75cm">
            <text:p/>
          </draw:line>
          <draw:line draw:style-name="gr7" draw:text-style-name="P7" draw:layer="layout" svg:x1="40.05cm" svg:y1="9.75cm" svg:x2="40.05cm" svg:y2="12.45cm">
            <text:p/>
          </draw:line>
          <draw:line draw:style-name="gr7" draw:text-style-name="P7" draw:layer="layout" svg:x1="40.4cm" svg:y1="5.4cm" svg:x2="41.7cm" svg:y2="6.7cm">
            <text:p/>
          </draw:line>
          <draw:line draw:style-name="gr7" draw:text-style-name="P7" draw:layer="layout" svg:x1="38.4cm" svg:y1="6.7cm" svg:x2="39.7cm" svg:y2="5.4cm">
            <text:p/>
          </draw:line>
          <draw:line draw:style-name="gr7" draw:text-style-name="P7" draw:layer="layout" svg:x1="35.7cm" svg:y1="5.4cm" svg:x2="34.4cm" svg:y2="6.7cm">
            <text:p/>
          </draw:line>
          <draw:line draw:style-name="gr7" draw:text-style-name="P7" draw:layer="layout" svg:x1="34.4cm" svg:y1="11.4cm" svg:x2="35.7cm" svg:y2="12.7cm">
            <text:p/>
          </draw:line>
          <draw:line draw:style-name="gr7" draw:text-style-name="P7" draw:layer="layout" svg:x1="33.7cm" svg:y1="7.4cm" svg:x2="33.7cm" svg:y2="10.7cm">
            <text:p/>
          </draw:line>
          <draw:line draw:style-name="gr7" draw:text-style-name="P7" draw:layer="layout" svg:x1="34.4cm" svg:y1="7.4cm" svg:x2="39.35cm" svg:y2="13.05cm">
            <text:p/>
          </draw:line>
          <draw:line draw:style-name="gr7" draw:text-style-name="P7" draw:layer="layout" svg:x1="39.7cm" svg:y1="12.7cm" svg:x2="34.75cm" svg:y2="7.05cm">
            <text:p/>
          </draw:line>
          <draw:line draw:style-name="gr7" draw:text-style-name="P7" draw:layer="layout" svg:x1="37.7cm" svg:y1="7.4cm" svg:x2="34.4cm" svg:y2="10.7cm">
            <text:p/>
          </draw:line>
          <draw:custom-shape draw:style-name="gr8" draw:text-style-name="P8" draw:layer="layout" svg:width="1cm" svg:height="0.8cm" svg:x="31.9cm" svg:y="10.0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1cm" svg:height="0.8cm" svg:x="31.201cm" svg:y="9.251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1cm" svg:height="0.8cm" svg:x="36.73cm" svg:y="15.83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1cm" svg:height="0.8cm" svg:x="40.55cm" svg:y="2.3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1cm" svg:height="0.8cm" svg:x="34.55cm" svg:y="5.65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1cm" svg:height="0.8cm" svg:x="33.2cm" svg:y="8.6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1cm" svg:height="0.8cm" svg:x="40.55cm" svg:y="5.6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1cm" svg:height="0.8cm" svg:x="44.55cm" svg:y="5.6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1cm" svg:height="0.8cm" svg:x="46.55cm" svg:y="9.6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1cm" svg:height="0.8cm" svg:x="44.55cm" svg:y="11.6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1cm" svg:height="0.8cm" svg:x="48.55cm" svg:y="15.6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1cm" svg:height="0.8cm" svg:x="46.55cm" svg:y="15.6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1cm" svg:height="0.8cm" svg:x="34.55cm" svg:y="11.6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1cm" svg:height="0.8cm" svg:x="39.55cm" svg:y="6.65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1cm" svg:height="0.8cm" svg:x="39.55cm" svg:y="10.6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1cm" svg:height="0.8cm" svg:x="48.55cm" svg:y="5.65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1cm" svg:height="0.8cm" svg:x="49.55cm" svg:y="8.6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1cm" svg:height="0.8cm" svg:x="42.73cm" svg:y="9.83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1cm" svg:height="0.8cm" svg:x="43.2cm" svg:y="11.2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1cm" svg:height="0.8cm" svg:x="38.55cm" svg:y="5.6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1cm" svg:height="0.8cm" svg:x="34.68cm" svg:y="9.48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1cm" svg:height="0.8cm" svg:x="36.68cm" svg:y="10.23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1cm" svg:height="0.8cm" svg:x="36.6cm" svg:y="9.28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7" draw:layer="layout" svg:x1="19.9cm" svg:y1="5.4cm" svg:x2="21.2cm" svg:y2="6.7cm">
            <text:p/>
          </draw:line>
          <draw:custom-shape draw:style-name="gr8" draw:text-style-name="P8" draw:layer="layout" svg:width="1cm" svg:height="0.8cm" svg:x="20.05cm" svg:y="5.6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7" draw:layer="layout" svg:x1="23.9cm" svg:y1="5.4cm" svg:x2="25.2cm" svg:y2="6.7cm">
            <text:p/>
          </draw:line>
          <draw:custom-shape draw:style-name="gr8" draw:text-style-name="P8" draw:layer="layout" svg:width="1cm" svg:height="0.8cm" svg:x="24.05cm" svg:y="5.6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7" draw:layer="layout" svg:x1="13.9cm" svg:y1="11.4cm" svg:x2="15.2cm" svg:y2="12.7cm">
            <text:p/>
          </draw:line>
          <draw:custom-shape draw:style-name="gr8" draw:text-style-name="P8" draw:layer="layout" svg:width="1cm" svg:height="0.8cm" svg:x="14.05cm" svg:y="11.6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7" draw:layer="layout" svg:x1="27.9cm" svg:y1="16.7cm" svg:x2="29.2cm" svg:y2="15.4cm">
            <text:p/>
          </draw:line>
          <draw:custom-shape draw:style-name="gr8" draw:text-style-name="P8" draw:layer="layout" svg:width="1cm" svg:height="0.8cm" svg:x="28.05cm" svg:y="15.65cm">
            <text:p text:style-name="P1">1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7" draw:layer="layout" svg:x1="25.9cm" svg:y1="10.7cm" svg:x2="27.2cm" svg:y2="9.4cm">
            <text:p/>
          </draw:line>
          <draw:custom-shape draw:style-name="gr8" draw:text-style-name="P8" draw:layer="layout" svg:width="1cm" svg:height="0.8cm" svg:x="26.05cm" svg:y="9.6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7" draw:layer="layout" svg:x1="27.9cm" svg:y1="8.7cm" svg:x2="29.2cm" svg:y2="3.4cm">
            <text:p/>
          </draw:line>
          <draw:custom-shape draw:style-name="gr8" draw:text-style-name="P8" draw:layer="layout" svg:width="1cm" svg:height="0.8cm" svg:x="28.05cm" svg:y="5.6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7" draw:layer="layout" svg:x1="21.9cm" svg:y1="6.7cm" svg:x2="23.2cm" svg:y2="5.4cm">
            <text:p/>
          </draw:line>
          <draw:custom-shape draw:style-name="gr8" draw:text-style-name="P8" draw:layer="layout" svg:width="1cm" svg:height="0.8cm" svg:x="22.05cm" svg:y="5.6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7" draw:layer="layout" svg:x1="21.2cm" svg:y1="11.4cm" svg:x2="19.9cm" svg:y2="12.7cm">
            <text:p/>
          </draw:line>
          <draw:custom-shape draw:style-name="gr8" draw:text-style-name="P8" draw:layer="layout" svg:width="1cm" svg:height="0.8cm" svg:x="20.05cm" svg:y="11.65cm">
            <text:p text:style-name="P1">1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7" draw:layer="layout" svg:x1="13.55cm" svg:y1="7.75cm" svg:x2="13.55cm" svg:y2="10.35cm">
            <text:p/>
          </draw:line>
          <draw:line draw:style-name="gr7" draw:text-style-name="P7" draw:layer="layout" svg:x1="21.55cm" svg:y1="7.75cm" svg:x2="21.55cm" svg:y2="10.35cm">
            <text:p/>
          </draw:line>
          <draw:custom-shape draw:style-name="gr8" draw:text-style-name="P8" draw:layer="layout" svg:width="1cm" svg:height="0.8cm" svg:x="13.05cm" svg:y="8.6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1cm" svg:height="0.8cm" svg:x="21.05cm" svg:y="8.65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7" draw:layer="layout" svg:x1="16.25cm" svg:y1="13.05cm" svg:x2="18.85cm" svg:y2="13.05cm">
            <text:p/>
          </draw:line>
          <draw:custom-shape draw:style-name="gr8" draw:text-style-name="P8" draw:layer="layout" svg:width="1cm" svg:height="0.8cm" svg:x="17.05cm" svg:y="12.65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7" draw:layer="layout" svg:x1="11.9cm" svg:y1="3.4cm" svg:x2="13.2cm" svg:y2="6.7cm">
            <text:p/>
          </draw:line>
          <draw:custom-shape draw:style-name="gr8" draw:text-style-name="P8" draw:layer="layout" svg:width="1cm" svg:height="0.8cm" svg:x="12.05cm" svg:y="4.6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7" draw:layer="layout" svg:x1="28.85cm" svg:y1="3.05cm" svg:x2="12.25cm" svg:y2="3.05cm">
            <text:p/>
          </draw:line>
          <draw:custom-shape draw:style-name="gr8" draw:text-style-name="P8" draw:layer="layout" svg:width="1cm" svg:height="0.8cm" svg:x="20.05cm" svg:y="2.6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7" draw:layer="layout" svg:x1="29.2cm" svg:y1="14.7cm" svg:x2="25.9cm" svg:y2="11.4cm">
            <text:p/>
          </draw:line>
          <draw:custom-shape draw:style-name="gr8" draw:text-style-name="P8" draw:layer="layout" svg:width="1cm" svg:height="0.8cm" svg:x="27.05cm" svg:y="12.6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7" draw:layer="layout" svg:x1="12.25cm" svg:y1="17.05cm" svg:x2="26.85cm" svg:y2="17.05cm">
            <text:p/>
          </draw:line>
          <draw:custom-shape draw:style-name="gr8" draw:text-style-name="P8" draw:layer="layout" svg:width="1cm" svg:height="0.8cm" svg:x="19.05cm" svg:y="16.6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7" draw:layer="layout" svg:x1="19.2cm" svg:y1="13.4cm" svg:x2="11.9cm" svg:y2="16.7cm">
            <text:p/>
          </draw:line>
          <draw:custom-shape draw:style-name="gr8" draw:text-style-name="P8" draw:layer="layout" svg:width="1cm" svg:height="0.8cm" svg:x="15.05cm" svg:y="14.6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2.9cm" svg:height="0.6cm" svg:x="6.65cm" svg:y="1.75cm">
            <text:p text:style-name="P1"><text:span text:style-name="T3">i</text:span><text:span text:style-name="T3">c</text:span><text:span text:style-name="T3">m</text:span><text:span text:style-name="T3">p</text:span><text:span text:style-name="T3"> </text:span><text:span text:style-name="T3">e</text:span><text:span text:style-name="T3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2.9cm" svg:height="0.6cm" svg:x="6.65cm" svg:y="2.35cm">
            <text:p text:style-name="P1"><text:span text:style-name="T3">c</text:span><text:span text:style-name="T3">o</text:span><text:span text:style-name="T3">n</text:span><text:span text:style-name="T3">d</text:span><text:span text:style-name="T3"> </text:span><text:span text:style-name="T3">b</text:span><text:span text:style-name="T3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2.9cm" svg:height="0.6cm" svg:x="6.65cm" svg:y="2.95cm">
            <text:p text:style-name="P1"><text:span text:style-name="T3">b</text:span><text:span text:style-name="T3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2.9cm" svg:height="0.6cm" svg:x="6.65cm" svg:y="3.55cm">
            <text:p text:style-name="P1"><text:span text:style-name="T3">p</text:span><text:span text:style-name="T3">h</text:span><text:span text:style-name="T3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2.9cm" svg:height="0.6cm" svg:x="6.65cm" svg:y="4.15cm">
            <text:p text:style-name="P1"><text:span text:style-name="T3">r</text:span><text:span text:style-name="T3">e</text:span><text:span text:style-name="T3">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2.9cm" svg:height="0.6cm" svg:x="6.65cm" svg:y="4.75cm">
            <text:p text:style-name="P1"><text:span text:style-name="T3">p</text:span><text:span text:style-name="T3">h</text:span><text:span text:style-name="T3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2.9cm" svg:height="0.6cm" svg:x="6.65cm" svg:y="5.35cm">
            <text:p text:style-name="P1"><text:span text:style-name="T3">p</text:span><text:span text:style-name="T3">h</text:span><text:span text:style-name="T3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2.9cm" svg:height="0.6cm" svg:x="6.65cm" svg:y="5.95cm">
            <text:p text:style-name="P1"><text:span text:style-name="T3">g</text:span><text:span text:style-name="T3">e</text:span><text:span text:style-name="T3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2.9cm" svg:height="0.6cm" svg:x="6.65cm" svg:y="6.55cm">
            <text:p text:style-name="P1"><text:span text:style-name="T3">l</text:span><text:span text:style-name="T3">o</text:span><text:span text:style-name="T3">a</text:span><text:span text:style-name="T3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2.9cm" svg:height="0.6cm" svg:x="6.65cm" svg:y="7.15cm">
            <text:p text:style-name="P1"><text:span text:style-name="T3">g</text:span><text:span text:style-name="T3">e</text:span><text:span text:style-name="T3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2.9cm" svg:height="0.6cm" svg:x="6.65cm" svg:y="7.75cm">
            <text:p text:style-name="P1"><text:span text:style-name="T3">l</text:span><text:span text:style-name="T3">o</text:span><text:span text:style-name="T3">a</text:span><text:span text:style-name="T3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2.9cm" svg:height="0.6cm" svg:x="6.65cm" svg:y="8.35cm">
            <text:p text:style-name="P1"><text:span text:style-name="T3">f</text:span><text:span text:style-name="T3">m</text:span><text:span text:style-name="T3">u</text:span><text:span text:style-name="T3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2.9cm" svg:height="0.6cm" svg:x="6.65cm" svg:y="8.95cm">
            <text:p text:style-name="P1"><text:span text:style-name="T3">fad</text:span><text:span text:style-name="T3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2.9cm" svg:height="0.6cm" svg:x="6.65cm" svg:y="9.55cm">
            <text:p text:style-name="P1"><text:span text:style-name="T3">ad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2.9cm" svg:height="0.6cm" svg:x="6.65cm" svg:y="10.15cm">
            <text:p text:style-name="P1"><text:span text:style-name="T3">icm</text:span><text:span text:style-name="T3">p </text:span><text:span text:style-name="T3">e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2.9cm" svg:height="0.6cm" svg:x="6.65cm" svg:y="10.75cm">
            <text:p text:style-name="P1"><text:span text:style-name="T3">con</text:span><text:span text:style-name="T3">d b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7" draw:layer="layout" svg:x1="5.65cm" svg:y1="2.05cm" svg:x2="6.65cm" svg:y2="2.05cm">
            <text:p/>
          </draw:line>
          <draw:line draw:style-name="gr7" draw:text-style-name="P7" draw:layer="layout" svg:x1="5.65cm" svg:y1="2.65cm" svg:x2="6.65cm" svg:y2="2.65cm">
            <text:p/>
          </draw:line>
          <draw:line draw:style-name="gr7" draw:text-style-name="P7" draw:layer="layout" svg:x1="5.65cm" svg:y1="3.25cm" svg:x2="6.65cm" svg:y2="3.25cm">
            <text:p/>
          </draw:line>
          <draw:line draw:style-name="gr7" draw:text-style-name="P7" draw:layer="layout" svg:x1="5.65cm" svg:y1="3.85cm" svg:x2="6.65cm" svg:y2="3.85cm">
            <text:p/>
          </draw:line>
          <draw:line draw:style-name="gr7" draw:text-style-name="P7" draw:layer="layout" svg:x1="5.65cm" svg:y1="4.45cm" svg:x2="6.65cm" svg:y2="4.45cm">
            <text:p/>
          </draw:line>
          <draw:line draw:style-name="gr7" draw:text-style-name="P7" draw:layer="layout" svg:x1="5.65cm" svg:y1="5.05cm" svg:x2="6.65cm" svg:y2="5.05cm">
            <text:p/>
          </draw:line>
          <draw:line draw:style-name="gr7" draw:text-style-name="P7" draw:layer="layout" svg:x1="5.65cm" svg:y1="5.65cm" svg:x2="6.65cm" svg:y2="5.65cm">
            <text:p/>
          </draw:line>
          <draw:line draw:style-name="gr7" draw:text-style-name="P7" draw:layer="layout" svg:x1="5.65cm" svg:y1="6.25cm" svg:x2="6.65cm" svg:y2="6.25cm">
            <text:p/>
          </draw:line>
          <draw:line draw:style-name="gr7" draw:text-style-name="P7" draw:layer="layout" svg:x1="5.65cm" svg:y1="6.85cm" svg:x2="6.65cm" svg:y2="6.85cm">
            <text:p/>
          </draw:line>
          <draw:line draw:style-name="gr7" draw:text-style-name="P7" draw:layer="layout" svg:x1="5.65cm" svg:y1="7.45cm" svg:x2="6.65cm" svg:y2="7.45cm">
            <text:p/>
          </draw:line>
          <draw:line draw:style-name="gr7" draw:text-style-name="P7" draw:layer="layout" svg:x1="5.65cm" svg:y1="8.05cm" svg:x2="6.65cm" svg:y2="8.05cm">
            <text:p/>
          </draw:line>
          <draw:line draw:style-name="gr7" draw:text-style-name="P7" draw:layer="layout" svg:x1="5.65cm" svg:y1="8.65cm" svg:x2="6.65cm" svg:y2="8.65cm">
            <text:p/>
          </draw:line>
          <draw:line draw:style-name="gr7" draw:text-style-name="P7" draw:layer="layout" svg:x1="5.65cm" svg:y1="9.25cm" svg:x2="6.65cm" svg:y2="9.25cm">
            <text:p/>
          </draw:line>
          <draw:line draw:style-name="gr7" draw:text-style-name="P7" draw:layer="layout" svg:x1="5.65cm" svg:y1="9.85cm" svg:x2="6.65cm" svg:y2="9.85cm">
            <text:p/>
          </draw:line>
          <draw:line draw:style-name="gr7" draw:text-style-name="P7" draw:layer="layout" svg:x1="5.65cm" svg:y1="10.45cm" svg:x2="6.65cm" svg:y2="10.45cm">
            <text:p/>
          </draw:line>
          <draw:line draw:style-name="gr7" draw:text-style-name="P7" draw:layer="layout" svg:x1="5.65cm" svg:y1="11.05cm" svg:x2="6.65cm" svg:y2="11.05cm">
            <text:p/>
          </draw:line>
          <draw:custom-shape draw:style-name="gr10" draw:text-style-name="P10" draw:layer="layout" svg:width="2.901cm" svg:height="0.6cm" svg:x="0.549cm" svg:y="12.35cm">
            <text:p text:style-name="P1"><text:span text:style-name="T4">i6</text:span><text:span text:style-name="T4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2.901cm" svg:height="0.6cm" svg:x="0.549cm" svg:y="12.95cm">
            <text:p text:style-name="P1"><text:span text:style-name="T4">do</text:span><text:span text:style-name="T4">ubl</text:span><text:span text:style-name="T4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2.901cm" svg:height="0.6cm" svg:x="0.549cm" svg:y="13.55cm">
            <text:p text:style-name="P1"><text:span text:style-name="T4">i6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7" draw:layer="layout" svg:x1="4.45cm" svg:y1="12.65cm" svg:x2="3.45cm" svg:y2="12.65cm">
            <text:p/>
          </draw:line>
          <draw:line draw:style-name="gr7" draw:text-style-name="P7" draw:layer="layout" svg:x1="4.45cm" svg:y1="13.25cm" svg:x2="3.45cm" svg:y2="13.25cm">
            <text:p/>
          </draw:line>
          <draw:line draw:style-name="gr7" draw:text-style-name="P7" draw:layer="layout" svg:x1="4.45cm" svg:y1="13.85cm" svg:x2="3.45cm" svg:y2="13.85cm">
            <text:p/>
          </draw:line>
          <draw:custom-shape draw:style-name="gr11" draw:text-style-name="P10" draw:layer="layout" svg:width="2.9cm" svg:height="0.6cm" svg:x="0.55cm" svg:y="1.75cm">
            <text:p text:style-name="P1"><text:span text:style-name="T4">i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0" draw:layer="layout" svg:width="2.9cm" svg:height="0.6cm" svg:x="0.55cm" svg:y="3.55cm">
            <text:p text:style-name="P1"><text:span text:style-name="T4">dou</text:span><text:span text:style-name="T4">b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0" draw:layer="layout" svg:width="2.9cm" svg:height="0.6cm" svg:x="0.55cm" svg:y="4.75cm">
            <text:p text:style-name="P1"><text:span text:style-name="T4">i6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0" draw:layer="layout" svg:width="2.9cm" svg:height="0.6cm" svg:x="0.55cm" svg:y="5.35cm">
            <text:p text:style-name="P1"><text:span text:style-name="T4">do</text:span><text:span text:style-name="T4">ubl</text:span><text:span text:style-name="T4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0" draw:layer="layout" svg:width="2.9cm" svg:height="0.6cm" svg:x="0.55cm" svg:y="5.95cm">
            <text:p text:style-name="P1"><text:span text:style-name="T4">double*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0" draw:layer="layout" svg:width="2.9cm" svg:height="0.6cm" svg:x="0.55cm" svg:y="6.55cm">
            <text:p text:style-name="P1"><text:span text:style-name="T4">doub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0" draw:layer="layout" svg:width="2.9cm" svg:height="0.6cm" svg:x="0.55cm" svg:y="7.15cm">
            <text:p text:style-name="P1"><text:span text:style-name="T4">d</text:span><text:span text:style-name="T4">o</text:span><text:span text:style-name="T4">u</text:span><text:span text:style-name="T4">b</text:span><text:span text:style-name="T4">l</text:span><text:span text:style-name="T4">e</text:span><text:span text:style-name="T4">*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0" draw:layer="layout" svg:width="2.9cm" svg:height="0.6cm" svg:x="0.55cm" svg:y="7.75cm">
            <text:p text:style-name="P1"><text:span text:style-name="T4">doub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0" draw:layer="layout" svg:width="2.9cm" svg:height="0.6cm" svg:x="0.55cm" svg:y="8.35cm">
            <text:p text:style-name="P1"><text:span text:style-name="T4">do</text:span><text:span text:style-name="T4">ub</text:span><text:span text:style-name="T4">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0" draw:layer="layout" svg:width="2.9cm" svg:height="0.6cm" svg:x="0.55cm" svg:y="8.95cm">
            <text:p text:style-name="P1"><text:span text:style-name="T4">d</text:span><text:span text:style-name="T4">o</text:span><text:span text:style-name="T4">u</text:span><text:span text:style-name="T4">b</text:span><text:span text:style-name="T4">l</text:span><text:span text:style-name="T4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0" draw:layer="layout" svg:width="2.9cm" svg:height="0.6cm" svg:x="0.55cm" svg:y="9.55cm">
            <text:p text:style-name="P1"><text:span text:style-name="T4">i6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0" draw:layer="layout" svg:width="2.9cm" svg:height="0.6cm" svg:x="0.55cm" svg:y="10.15cm">
            <text:p text:style-name="P1"><text:span text:style-name="T4">i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7" draw:layer="layout" svg:x1="4.425cm" svg:y1="2.05cm" svg:x2="3.425cm" svg:y2="2.05cm">
            <text:p/>
          </draw:line>
          <draw:line draw:style-name="gr7" draw:text-style-name="P7" draw:layer="layout" svg:x1="4.425cm" svg:y1="3.85cm" svg:x2="3.425cm" svg:y2="3.85cm">
            <text:p/>
          </draw:line>
          <draw:line draw:style-name="gr7" draw:text-style-name="P7" draw:layer="layout" svg:x1="4.425cm" svg:y1="4.45cm" svg:x2="3.425cm" svg:y2="4.45cm">
            <text:p/>
          </draw:line>
          <draw:line draw:style-name="gr7" draw:text-style-name="P7" draw:layer="layout" svg:x1="4.425cm" svg:y1="5.05cm" svg:x2="3.425cm" svg:y2="5.05cm">
            <text:p/>
          </draw:line>
          <draw:line draw:style-name="gr7" draw:text-style-name="P7" draw:layer="layout" svg:x1="4.425cm" svg:y1="5.65cm" svg:x2="3.425cm" svg:y2="5.65cm">
            <text:p/>
          </draw:line>
          <draw:line draw:style-name="gr7" draw:text-style-name="P7" draw:layer="layout" svg:x1="4.425cm" svg:y1="6.25cm" svg:x2="3.425cm" svg:y2="6.25cm">
            <text:p/>
          </draw:line>
          <draw:line draw:style-name="gr7" draw:text-style-name="P7" draw:layer="layout" svg:x1="4.425cm" svg:y1="6.85cm" svg:x2="3.425cm" svg:y2="6.85cm">
            <text:p/>
          </draw:line>
          <draw:line draw:style-name="gr7" draw:text-style-name="P7" draw:layer="layout" svg:x1="4.425cm" svg:y1="7.45cm" svg:x2="3.425cm" svg:y2="7.45cm">
            <text:p/>
          </draw:line>
          <draw:line draw:style-name="gr7" draw:text-style-name="P7" draw:layer="layout" svg:x1="4.425cm" svg:y1="8.05cm" svg:x2="3.425cm" svg:y2="8.05cm">
            <text:p/>
          </draw:line>
          <draw:line draw:style-name="gr7" draw:text-style-name="P7" draw:layer="layout" svg:x1="4.425cm" svg:y1="8.65cm" svg:x2="3.425cm" svg:y2="8.65cm">
            <text:p/>
          </draw:line>
          <draw:line draw:style-name="gr7" draw:text-style-name="P7" draw:layer="layout" svg:x1="4.425cm" svg:y1="9.25cm" svg:x2="3.425cm" svg:y2="9.25cm">
            <text:p/>
          </draw:line>
          <draw:line draw:style-name="gr7" draw:text-style-name="P7" draw:layer="layout" svg:x1="4.425cm" svg:y1="9.85cm" svg:x2="3.425cm" svg:y2="9.85cm">
            <text:p/>
          </draw:line>
          <draw:line draw:style-name="gr7" draw:text-style-name="P7" draw:layer="layout" svg:x1="4.425cm" svg:y1="10.45cm" svg:x2="3.425cm" svg:y2="10.45cm">
            <text:p/>
          </draw:line>
          <draw:custom-shape draw:style-name="gr12" draw:text-style-name="P11" draw:layer="layout" svg:width="2.901cm" svg:height="0.6cm" svg:x="6.65cm" svg:y="12.35cm">
            <text:p text:style-name="P1"><text:span text:style-name="T5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1" draw:layer="layout" svg:width="2.901cm" svg:height="0.6cm" svg:x="6.65cm" svg:y="12.95cm">
            <text:p text:style-name="P1"><text:span text:style-name="T5">0.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1" draw:layer="layout" svg:width="2.901cm" svg:height="0.6cm" svg:x="6.65cm" svg:y="13.55cm">
            <text:p text:style-name="P1"><text:span text:style-name="T5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7" draw:layer="layout" svg:x1="5.65cm" svg:y1="12.65cm" svg:x2="6.65cm" svg:y2="12.65cm">
            <text:p/>
          </draw:line>
          <draw:line draw:style-name="gr7" draw:text-style-name="P7" draw:layer="layout" svg:x1="5.65cm" svg:y1="13.25cm" svg:x2="6.65cm" svg:y2="13.25cm">
            <text:p/>
          </draw:line>
          <draw:line draw:style-name="gr7" draw:text-style-name="P7" draw:layer="layout" svg:x1="5.65cm" svg:y1="13.85cm" svg:x2="6.65cm" svg:y2="13.85cm">
            <text:p/>
          </draw:line>
          <draw:custom-shape draw:style-name="gr11" draw:text-style-name="P10" draw:layer="layout" svg:width="2.9cm" svg:height="0.6cm" svg:x="0.55cm" svg:y="15.15cm">
            <text:p text:style-name="P1"><text:span text:style-name="T4">d</text:span><text:span text:style-name="T4">o</text:span><text:span text:style-name="T4">u</text:span><text:span text:style-name="T4">b</text:span><text:span text:style-name="T4">l</text:span><text:span text:style-name="T4">e</text:span><text:span text:style-name="T4">*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0" draw:layer="layout" svg:width="2.9cm" svg:height="0.6cm" svg:x="0.55cm" svg:y="15.75cm">
            <text:p text:style-name="P1"><text:span text:style-name="T4">d</text:span><text:span text:style-name="T4">o</text:span><text:span text:style-name="T4">u</text:span><text:span text:style-name="T4">b</text:span><text:span text:style-name="T4">l</text:span><text:span text:style-name="T4">e</text:span><text:span text:style-name="T4">*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0" draw:layer="layout" svg:width="2.9cm" svg:height="0.6cm" svg:x="0.55cm" svg:y="16.35cm">
            <text:p text:style-name="P1"><text:span text:style-name="T4">i</text:span><text:span text:style-name="T4">6</text:span><text:span text:style-name="T4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7" draw:layer="layout" svg:x1="4.45cm" svg:y1="15.45cm" svg:x2="3.45cm" svg:y2="15.45cm">
            <text:p/>
          </draw:line>
          <draw:line draw:style-name="gr7" draw:text-style-name="P7" draw:layer="layout" svg:x1="4.45cm" svg:y1="16.05cm" svg:x2="3.45cm" svg:y2="16.05cm">
            <text:p/>
          </draw:line>
          <draw:line draw:style-name="gr7" draw:text-style-name="P7" draw:layer="layout" svg:x1="4.45cm" svg:y1="16.65cm" svg:x2="3.45cm" svg:y2="16.65cm">
            <text:p/>
          </draw:line>
          <draw:custom-shape draw:style-name="gr13" draw:text-style-name="P4" draw:layer="layout" svg:width="9cm" svg:height="0.8cm" svg:x="0.55cm" svg:y="11.45cm">
            <text:p text:style-name="P1">3 constan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9cm" svg:height="0.8cm" svg:x="0.55cm" svg:y="14.25cm">
            <text:p text:style-name="P1">3 paramete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9cm" svg:height="0.8cm" svg:x="0.55cm" svg:y="17.05cm">
            <text:p text:style-name="P1">0 globals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4" draw:text-style-name="P7" draw:layer="layout" draw:type="curve" draw:line-skew="0.451cm" svg:x1="15.55cm" svg:y1="12.35cm" svg:x2="23.2cm" svg:y2="4.7cm" draw:start-shape="id1" draw:start-glue-point="4" draw:end-shape="id2" draw:end-glue-point="4" svg:d="M15550 12350c0-11550 7650-7725 7650-7650" svg:viewBox="0 0 7651 8317">
            <text:p/>
          </draw:connector>
          <draw:custom-shape draw:style-name="gr8" draw:text-style-name="P8" draw:layer="layout" svg:width="1cm" svg:height="0.8cm" svg:x="17.15cm" svg:y="4.15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1cm" svg:height="0.8cm" svg:x="43.55cm" svg:y="14.65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1cm" svg:height="0.8cm" svg:x="37.9cm" svg:y="3.3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8.85cm" svg:y="4.35cm">
            <text:p text:style-name="P1">1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draw:layer="layout" svg:width="1.4cm" svg:height="1.4cm" svg:x="20.85cm" svg:y="10.35cm">
            <text:p text:style-name="P1">3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draw:layer="layout" svg:width="1.4cm" svg:height="1.4cm" svg:x="22.85cm" svg:y="4.35cm">
            <text:p text:style-name="P1">4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draw:layer="layout" svg:width="1.4cm" svg:height="1.4cm" svg:x="24.85cm" svg:y="10.35cm">
            <text:p text:style-name="P1">10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draw:layer="layout" svg:width="1.4cm" svg:height="1.4cm" svg:x="12.85cm" svg:y="10.35cm">
            <text:p text:style-name="P1">15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draw:layer="layout" svg:width="1.4cm" svg:height="1.4cm" svg:x="10.85cm" svg:y="2.35cm">
            <text:p text:style-name="P1">13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draw:layer="layout" svg:width="1.4cm" svg:height="1.4cm" svg:x="18.85cm" svg:y="12.35cm">
            <text:p text:style-name="P1">6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draw:layer="layout" svg:width="1.4cm" svg:height="1.4cm" svg:x="26.85cm" svg:y="16.35cm">
            <text:p text:style-name="P1">8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draw:layer="layout" svg:width="1.4cm" svg:height="1.4cm" svg:x="31.35cm" svg:y="16.35cm">
            <text:p text:style-name="P1">7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draw:layer="layout" svg:width="1.4cm" svg:height="1.4cm" svg:x="33.35cm" svg:y="6.35cm">
            <text:p text:style-name="P1">14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draw:layer="layout" svg:width="1.4cm" svg:height="1.4cm" svg:x="33.35cm" svg:y="10.35cm">
            <text:p text:style-name="P1">15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draw:layer="layout" svg:width="1.4cm" svg:height="1.4cm" svg:x="31.35cm" svg:y="2.35cm">
            <text:p text:style-name="P1">13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draw:layer="layout" svg:width="1.4cm" svg:height="1.4cm" svg:x="39.35cm" svg:y="4.35cm">
            <text:p text:style-name="P1">1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draw:layer="layout" svg:width="1.4cm" svg:height="1.4cm" svg:x="43.35cm" svg:y="4.35cm">
            <text:p text:style-name="P1">4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draw:layer="layout" svg:width="1.4cm" svg:height="1.4cm" svg:x="49.35cm" svg:y="2.35cm">
            <text:p text:style-name="P1">12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draw:layer="layout" svg:width="1.4cm" svg:height="1.4cm" svg:x="45.35cm" svg:y="10.35cm">
            <text:p text:style-name="P1">10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6" draw:layer="layout" svg:width="1.4cm" svg:height="1.4cm" svg:x="43.35cm" svg:y="12.35cm">
            <text:p text:style-name="P1">21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draw:layer="layout" svg:width="1.4cm" svg:height="1.4cm" svg:x="47.35cm" svg:y="16.35cm">
            <text:p text:style-name="P1">8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6" draw:layer="layout" svg:width="1.4cm" svg:height="1.4cm" svg:x="45.35cm" svg:y="14.35cm">
            <text:p text:style-name="P1">20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" draw:text-style-name="P5" draw:layer="layout" svg:width="1.4cm" svg:height="1.4cm" svg:x="41.35cm" svg:y="14.35cm">
            <text:p text:style-name="P1">18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3" draw:layer="layout" svg:width="1.4cm" svg:height="1.4cm" svg:x="39.35cm" svg:y="12.35cm">
            <text:p text:style-name="P1">6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" draw:text-style-name="P5" draw:layer="layout" svg:width="1.4cm" svg:height="1.4cm" svg:x="35.35cm" svg:y="4.35cm">
            <text:p text:style-name="P1">19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5" draw:text-style-name="P8" draw:layer="layout" svg:width="1.2cm" svg:height="0.6cm" svg:x="4.45cm" svg:y="1.75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1.2cm" svg:height="0.6cm" svg:x="4.45cm" svg:y="2.35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1.2cm" svg:height="0.6cm" svg:x="4.45cm" svg:y="2.95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1.2cm" svg:height="0.6cm" svg:x="4.45cm" svg:y="3.55cm">
            <text:p text:style-name="P1">4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1.2cm" svg:height="0.6cm" svg:x="4.45cm" svg:y="4.15cm">
            <text:p text:style-name="P1">5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1.2cm" svg:height="0.6cm" svg:x="4.45cm" svg:y="4.75cm">
            <text:p text:style-name="P1">6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1.2cm" svg:height="0.6cm" svg:x="4.45cm" svg:y="5.35cm">
            <text:p text:style-name="P1">7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1.2cm" svg:height="0.6cm" svg:x="4.45cm" svg:y="5.95cm">
            <text:p text:style-name="P1">8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1.2cm" svg:height="0.6cm" svg:x="4.45cm" svg:y="6.55cm">
            <text:p text:style-name="P1">9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1.2cm" svg:height="0.6cm" svg:x="4.45cm" svg:y="7.15cm">
            <text:p text:style-name="P1">10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1.2cm" svg:height="0.6cm" svg:x="4.45cm" svg:y="7.75cm">
            <text:p text:style-name="P1">11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1.2cm" svg:height="0.6cm" svg:x="4.45cm" svg:y="8.35cm">
            <text:p text:style-name="P1">12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1.2cm" svg:height="0.6cm" svg:x="4.45cm" svg:y="8.95cm">
            <text:p text:style-name="P1">13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1.2cm" svg:height="0.6cm" svg:x="4.45cm" svg:y="9.55cm">
            <text:p text:style-name="P1">14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1.2cm" svg:height="0.6cm" svg:x="4.45cm" svg:y="10.15cm">
            <text:p text:style-name="P1">15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1.2cm" svg:height="0.6cm" svg:x="4.45cm" svg:y="10.75cm">
            <text:p text:style-name="P1">16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1.2cm" svg:height="0.6cm" svg:x="4.45cm" svg:y="12.35cm">
            <text:p text:style-name="P1">17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1.2cm" svg:height="0.6cm" svg:x="4.45cm" svg:y="12.95cm">
            <text:p text:style-name="P1">18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1.2cm" svg:height="0.6cm" svg:x="4.45cm" svg:y="13.55cm">
            <text:p text:style-name="P1">19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1.2cm" svg:height="0.6cm" svg:x="4.45cm" svg:y="15.15cm">
            <text:p text:style-name="P1">17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1.2cm" svg:height="0.6cm" svg:x="4.45cm" svg:y="15.75cm">
            <text:p text:style-name="P1">18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1.2cm" svg:height="0.6cm" svg:x="4.45cm" svg:y="16.35cm">
            <text:p text:style-name="P1">19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1.1cm" fo:page-height="1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22:23:13.197809318</meta:creation-date>
    <dc:date>2019-09-19T22:26:00.408850232</dc:date>
    <meta:editing-duration>PT2M47S</meta:editing-duration>
    <meta:editing-cycles>1</meta:editing-cycles>
    <meta:document-statistic meta:object-count="233"/>
    <meta:generator>LibreOffice/6.2.6.2$Linux_X86_64 LibreOffice_project/20$Build-2</meta:generator>
  </office:meta>
</office:document-meta>
</file>